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ccfb7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I tournament statistics</text:p>
          </table:table-cell>
          <table:table-cell table:style-name="ce1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I 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Count of players</text:p>
          </table:table-cell>
          <table:table-cell table:style-name="ce2" office:value-type="string" calcext:value-type="string">
            <text:p>Count of games</text:p>
          </table:table-cell>
          <table:table-cell table:style-name="ce2" office:value-type="string" calcext:value-type="string">
            <text:p>AI Winrate [%]</text:p>
          </table:table-cell>
          <table:table-cell table:style-name="ce2" office:value-type="string" calcext:value-type="string">
            <text:p>Rating info tournamen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forto00</text:p>
          </table:table-cell>
          <table:table-cell table:style-name="ce9" office:value-type="string" calcext:value-type="string">
            <text:p>17. 10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5.25" calcext:value-type="float">
            <text:p>45.25</text:p>
          </table:table-cell>
          <table:table-cell table:style-name="ce3" office:value-type="string" calcext:value-type="string">
            <text:p>dt.wpm_c 6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sdc <text:s text:c="2"/>59.3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rand <text:s/>55.6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ste <text:s text:c="2"/>53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xforto00 45.2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xlogin00 40.00 % winrate</text:p>
          </table:table-cell>
          <table:table-cell/>
          <table:table-cell table:style-name="ce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0.17" calcext:value-type="float">
            <text:p>30.17</text:p>
          </table:table-cell>
          <table:table-cell office:value-type="string" calcext:value-type="string">
            <text:p>dt.sdc <text:s text:c="2"/>52.71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42.03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41.88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30.17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23.96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2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0.12" calcext:value-type="float">
            <text:p>20.12</text:p>
          </table:table-cell>
          <table:table-cell table:style-name="ce5" office:value-type="string" calcext:value-type="string">
            <text:p>dt.ste <text:s text:c="2"/>46.9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3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31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20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9.65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7.92 <text:s/>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9. 10.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dt.wpm_c 62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dc <text:s text:c="2"/>57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50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50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40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3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7.88" calcext:value-type="float">
            <text:p>47.88</text:p>
          </table:table-cell>
          <table:table-cell table:style-name="ce5" office:value-type="string" calcext:value-type="string">
            <text:p>dt.wpm_c 58.1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5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54.3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te <text:s text:c="2"/>5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47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3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t.sdc <text:s text:c="2"/>51.2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45.3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39.17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32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22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0.08" calcext:value-type="float">
            <text:p>30.08</text:p>
          </table:table-cell>
          <table:table-cell table:style-name="ce5" office:value-type="string" calcext:value-type="string">
            <text:p>dt.sdc <text:s text:c="2"/>51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te <text:s text:c="2"/>4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41.4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30.0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25.4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12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dt.ste <text:s text:c="2"/>46.25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36.0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dc <text:s text:c="2"/>27.9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19.25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2.71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12.1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9.31" calcext:value-type="float">
            <text:p>19.31</text:p>
          </table:table-cell>
          <table:table-cell table:style-name="ce5" office:value-type="string" calcext:value-type="string">
            <text:p>dt.ste <text:s text:c="2"/>47.06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39.1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30.6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19.3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9.13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8.65 <text:s/>% winr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1:19:10.108533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22:22:43.404010643</meta:creation-date>
    <dc:date>2020-10-24T11:27:42.837942677</dc:date>
    <meta:editing-duration>PT4H54S</meta:editing-duration>
    <meta:editing-cycles>7</meta:editing-cycles>
    <meta:generator>LibreOffice/6.0.7.3$Linux_X86_64 LibreOffice_project/00m0$Build-3</meta:generator>
    <meta:document-statistic meta:table-count="1" meta:cell-count="91" meta:object-count="0"/>
  </office:meta>
</office:document-meta>
</file>